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row table:style-name="ro1">
          <table:table-cell office:value-type="string" calcext:value-type="string">
            <text:p>Tempos</text:p>
          </table:table-cell>
          <table:table-cell office:value-type="string" calcext:value-type="string">
            <text:p>Censura</text:p>
          </table:table-cell>
          <table:table-cell office:value-type="string" calcext:value-type="string">
            <text:p>Grupo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RISCO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ALHA</text:p>
          </table:table-cell>
          <table:covered-table-cell/>
          <table:table-cell table:number-columns-repeated="4"/>
          <table:table-cell table:style-name="ce1" office:value-type="string" calcext:value-type="string" table:number-columns-spanned="2" table:number-rows-spanned="1">
            <text:p>Censura</text:p>
          </table:table-cell>
          <table:covered-table-cell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4]*[.F4]/[.H4]" office:value-type="float" office:value="1.13636363636364" calcext:value-type="float">
            <text:p>1,13636363636364</text:p>
          </table:table-cell>
          <table:table-cell table:formula="of:=[.K4]*[.G4]/[.H4]" office:value-type="float" office:value="0.863636363636364" calcext:value-type="float">
            <text:p>0,863636363636364</text:p>
          </table:table-cell>
          <table:table-cell table:formula="of:=([.F4]*[.G4]*[.K4]*([.H4]-[.K4]))/([.H4]^2*([.H4]-1))" office:value-type="float" office:value="0.479290793772823" calcext:value-type="float">
            <text:p>0,4792907937728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4]+[.P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4]-[.I4]-[.O4]" office:value-type="float" office:value="23" calcext:value-type="float">
            <text:p>23</text:p>
          </table:table-cell>
          <table:table-cell table:formula="of:=[.G4]-[.J4]-[.P4]" office:value-type="float" office:value="19" calcext:value-type="float">
            <text:p>19</text:p>
          </table:table-cell>
          <table:table-cell table:formula="of:=[.H4]-[.K4]-[.Q4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]+[.J5]" office:value-type="float" office:value="1" calcext:value-type="float">
            <text:p>1</text:p>
          </table:table-cell>
          <table:table-cell table:formula="of:=[.K5]*[.F5]/[.H5]" office:value-type="float" office:value="0.547619047619048" calcext:value-type="float">
            <text:p>0,547619047619048</text:p>
          </table:table-cell>
          <table:table-cell table:formula="of:=[.K5]*[.G5]/[.H5]" office:value-type="float" office:value="0.452380952380952" calcext:value-type="float">
            <text:p>0,452380952380952</text:p>
          </table:table-cell>
          <table:table-cell table:formula="of:=([.F5]*[.G5]*[.K5]*([.H5]-[.K5]))/([.H5]^2*([.H5]-1))" office:value-type="float" office:value="0.247732426303855" calcext:value-type="float">
            <text:p>0,2477324263038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5]+[.P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5]-[.I5]-[.O5]" office:value-type="float" office:value="23" calcext:value-type="float">
            <text:p>23</text:p>
          </table:table-cell>
          <table:table-cell table:formula="of:=[.G5]-[.J5]-[.P5]" office:value-type="float" office:value="18" calcext:value-type="float">
            <text:p>18</text:p>
          </table:table-cell>
          <table:table-cell table:formula="of:=[.H5]-[.K5]-[.Q5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6]+[.J6]" office:value-type="float" office:value="1" calcext:value-type="float">
            <text:p>1</text:p>
          </table:table-cell>
          <table:table-cell table:formula="of:=[.K6]*[.F6]/[.H6]" office:value-type="float" office:value="0.560975609756098" calcext:value-type="float">
            <text:p>0,560975609756098</text:p>
          </table:table-cell>
          <table:table-cell table:formula="of:=[.K6]*[.G6]/[.H6]" office:value-type="float" office:value="0.439024390243902" calcext:value-type="float">
            <text:p>0,439024390243902</text:p>
          </table:table-cell>
          <table:table-cell table:formula="of:=([.F6]*[.G6]*[.K6]*([.H6]-[.K6]))/([.H6]^2*([.H6]-1))" office:value-type="float" office:value="0.246281975014872" calcext:value-type="float">
            <text:p>0,2462819750148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6]+[.P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6]-[.I6]-[.O6]" office:value-type="float" office:value="22" calcext:value-type="float">
            <text:p>22</text:p>
          </table:table-cell>
          <table:table-cell table:formula="of:=[.G6]-[.J6]-[.P6]" office:value-type="float" office:value="18" calcext:value-type="float">
            <text:p>18</text:p>
          </table:table-cell>
          <table:table-cell table:formula="of:=[.H6]-[.K6]-[.Q6]"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7]+[.J7]" office:value-type="float" office:value="4" calcext:value-type="float">
            <text:p>4</text:p>
          </table:table-cell>
          <table:table-cell table:formula="of:=[.K7]*[.F7]/[.H7]" office:value-type="float" office:value="2.2" calcext:value-type="float">
            <text:p>2,2</text:p>
          </table:table-cell>
          <table:table-cell table:formula="of:=[.K7]*[.G7]/[.H7]" office:value-type="float" office:value="1.8" calcext:value-type="float">
            <text:p>1,8</text:p>
          </table:table-cell>
          <table:table-cell table:formula="of:=([.F7]*[.G7]*[.K7]*([.H7]-[.K7]))/([.H7]^2*([.H7]-1))" office:value-type="float" office:value="0.913846153846154" calcext:value-type="float">
            <text:p>0,913846153846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7]+[.P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7]-[.I7]-[.O7]" office:value-type="float" office:value="20" calcext:value-type="float">
            <text:p>20</text:p>
          </table:table-cell>
          <table:table-cell table:formula="of:=[.G7]-[.J7]-[.P7]" office:value-type="float" office:value="16" calcext:value-type="float">
            <text:p>16</text:p>
          </table:table-cell>
          <table:table-cell table:formula="of:=[.H7]-[.K7]-[.Q7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8]+[.J8]" office:value-type="float" office:value="3" calcext:value-type="float">
            <text:p>3</text:p>
          </table:table-cell>
          <table:table-cell table:formula="of:=[.K8]*[.F8]/[.H8]" office:value-type="float" office:value="1.66666666666667" calcext:value-type="float">
            <text:p>1,66666666666667</text:p>
          </table:table-cell>
          <table:table-cell table:formula="of:=[.K8]*[.G8]/[.H8]" office:value-type="float" office:value="1.33333333333333" calcext:value-type="float">
            <text:p>1,33333333333333</text:p>
          </table:table-cell>
          <table:table-cell table:formula="of:=([.F8]*[.G8]*[.K8]*([.H8]-[.K8]))/([.H8]^2*([.H8]-1))" office:value-type="float" office:value="0.698412698412698" calcext:value-type="float">
            <text:p>0,6984126984126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8]+[.P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8]-[.I8]-[.O8]" office:value-type="float" office:value="18" calcext:value-type="float">
            <text:p>18</text:p>
          </table:table-cell>
          <table:table-cell table:formula="of:=[.G8]-[.J8]-[.P8]" office:value-type="float" office:value="15" calcext:value-type="float">
            <text:p>15</text:p>
          </table:table-cell>
          <table:table-cell table:formula="of:=[.H8]-[.K8]-[.Q8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9]+[.J9]" office:value-type="float" office:value="1" calcext:value-type="float">
            <text:p>1</text:p>
          </table:table-cell>
          <table:table-cell table:formula="of:=[.K9]*[.F9]/[.H9]" office:value-type="float" office:value="0.545454545454545" calcext:value-type="float">
            <text:p>0,545454545454545</text:p>
          </table:table-cell>
          <table:table-cell table:formula="of:=[.K9]*[.G9]/[.H9]" office:value-type="float" office:value="0.454545454545455" calcext:value-type="float">
            <text:p>0,454545454545455</text:p>
          </table:table-cell>
          <table:table-cell table:formula="of:=([.F9]*[.G9]*[.K9]*([.H9]-[.K9]))/([.H9]^2*([.H9]-1))" office:value-type="float" office:value="0.247933884297521" calcext:value-type="float">
            <text:p>0,2479338842975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9]+[.P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9]-[.I9]-[.O9]" office:value-type="float" office:value="18" calcext:value-type="float">
            <text:p>18</text:p>
          </table:table-cell>
          <table:table-cell table:formula="of:=[.G9]-[.J9]-[.P9]" office:value-type="float" office:value="14" calcext:value-type="float">
            <text:p>14</text:p>
          </table:table-cell>
          <table:table-cell table:formula="of:=[.H9]-[.K9]-[.Q9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0]+[.J10]" office:value-type="float" office:value="1" calcext:value-type="float">
            <text:p>1</text:p>
          </table:table-cell>
          <table:table-cell table:formula="of:=[.K10]*[.F10]/[.H10]" office:value-type="float" office:value="0.5625" calcext:value-type="float">
            <text:p>0,5625</text:p>
          </table:table-cell>
          <table:table-cell table:formula="of:=[.K10]*[.G10]/[.H10]" office:value-type="float" office:value="0.4375" calcext:value-type="float">
            <text:p>0,4375</text:p>
          </table:table-cell>
          <table:table-cell table:formula="of:=([.F10]*[.G10]*[.K10]*([.H10]-[.K10]))/([.H10]^2*([.H10]-1))" office:value-type="float" office:value="0.24609375" calcext:value-type="float">
            <text:p>0,2460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O10]+[.P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F10]-[.I10]-[.O10]" office:value-type="float" office:value="17" calcext:value-type="float">
            <text:p>17</text:p>
          </table:table-cell>
          <table:table-cell table:formula="of:=[.G10]-[.J10]-[.P10]" office:value-type="float" office:value="13" calcext:value-type="float">
            <text:p>13</text:p>
          </table:table-cell>
          <table:table-cell table:formula="of:=[.H10]-[.K10]-[.Q10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11]+[.J11]" office:value-type="float" office:value="1" calcext:value-type="float">
            <text:p>1</text:p>
          </table:table-cell>
          <table:table-cell table:formula="of:=[.K11]*[.F11]/[.H11]" office:value-type="float" office:value="0.566666666666667" calcext:value-type="float">
            <text:p>0,566666666666667</text:p>
          </table:table-cell>
          <table:table-cell table:formula="of:=[.K11]*[.G11]/[.H11]" office:value-type="float" office:value="0.433333333333333" calcext:value-type="float">
            <text:p>0,433333333333333</text:p>
          </table:table-cell>
          <table:table-cell table:formula="of:=([.F11]*[.G11]*[.K11]*([.H11]-[.K11]))/([.H11]^2*([.H11]-1))" office:value-type="float" office:value="0.245555555555556" calcext:value-type="float">
            <text:p>0,2455555555555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1]+[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F11]-[.I11]-[.O11]" office:value-type="float" office:value="16" calcext:value-type="float">
            <text:p>16</text:p>
          </table:table-cell>
          <table:table-cell table:formula="of:=[.G11]-[.J11]-[.P11]" office:value-type="float" office:value="13" calcext:value-type="float">
            <text:p>13</text:p>
          </table:table-cell>
          <table:table-cell table:formula="of:=[.H11]-[.K11]-[.Q11]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2]+[.J12]" office:value-type="float" office:value="3" calcext:value-type="float">
            <text:p>3</text:p>
          </table:table-cell>
          <table:table-cell table:formula="of:=[.K12]*[.F12]/[.H12]" office:value-type="float" office:value="1.6551724137931" calcext:value-type="float">
            <text:p>1,6551724137931</text:p>
          </table:table-cell>
          <table:table-cell table:formula="of:=[.K12]*[.G12]/[.H12]" office:value-type="float" office:value="1.3448275862069" calcext:value-type="float">
            <text:p>1,3448275862069</text:p>
          </table:table-cell>
          <table:table-cell table:formula="of:=([.F12]*[.G12]*[.K12]*([.H12]-[.K12]))/([.H12]^2*([.H12]-1))" office:value-type="float" office:value="0.68897570918974" calcext:value-type="float">
            <text:p>0,688975709189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2]+[.P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F12]-[.I12]-[.O12]" office:value-type="float" office:value="13" calcext:value-type="float">
            <text:p>13</text:p>
          </table:table-cell>
          <table:table-cell table:formula="of:=[.G12]-[.J12]-[.P12]" office:value-type="float" office:value="13" calcext:value-type="float">
            <text:p>13</text:p>
          </table:table-cell>
          <table:table-cell table:formula="of:=[.H12]-[.K12]-[.Q12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13]+[.J13]" office:value-type="float" office:value="1" calcext:value-type="float">
            <text:p>1</text:p>
          </table:table-cell>
          <table:table-cell table:formula="of:=[.K13]*[.F13]/[.H13]" office:value-type="float" office:value="0.5" calcext:value-type="float">
            <text:p>0,5</text:p>
          </table:table-cell>
          <table:table-cell table:formula="of:=[.K13]*[.G13]/[.H13]" office:value-type="float" office:value="0.5" calcext:value-type="float">
            <text:p>0,5</text:p>
          </table:table-cell>
          <table:table-cell table:formula="of:=([.F13]*[.G13]*[.K13]*([.H13]-[.K13]))/([.H13]^2*([.H13]-1))"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3]+[.P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F13]-[.I13]-[.O13]" office:value-type="float" office:value="12" calcext:value-type="float">
            <text:p>12</text:p>
          </table:table-cell>
          <table:table-cell table:formula="of:=[.G13]-[.J13]-[.P13]" office:value-type="float" office:value="13" calcext:value-type="float">
            <text:p>13</text:p>
          </table:table-cell>
          <table:table-cell table:formula="of:=[.H13]-[.K13]-[.Q13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14]+[.J14]" office:value-type="float" office:value="2" calcext:value-type="float">
            <text:p>2</text:p>
          </table:table-cell>
          <table:table-cell table:formula="of:=[.K14]*[.F14]/[.H14]" office:value-type="float" office:value="0.96" calcext:value-type="float">
            <text:p>0,96</text:p>
          </table:table-cell>
          <table:table-cell table:formula="of:=[.K14]*[.G14]/[.H14]" office:value-type="float" office:value="1.04" calcext:value-type="float">
            <text:p>1,04</text:p>
          </table:table-cell>
          <table:table-cell table:formula="of:=([.F14]*[.G14]*[.K14]*([.H14]-[.K14]))/([.H14]^2*([.H14]-1))" office:value-type="float" office:value="0.4784" calcext:value-type="float">
            <text:p>0,47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4]+[.P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F14]-[.I14]-[.O14]" office:value-type="float" office:value="10" calcext:value-type="float">
            <text:p>10</text:p>
          </table:table-cell>
          <table:table-cell table:formula="of:=[.G14]-[.J14]-[.P14]" office:value-type="float" office:value="13" calcext:value-type="float">
            <text:p>13</text:p>
          </table:table-cell>
          <table:table-cell table:formula="of:=[.H14]-[.K14]-[.Q14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15]+[.J15]" office:value-type="float" office:value="1" calcext:value-type="float">
            <text:p>1</text:p>
          </table:table-cell>
          <table:table-cell table:formula="of:=[.K15]*[.F15]/[.H15]" office:value-type="float" office:value="0.434782608695652" calcext:value-type="float">
            <text:p>0,434782608695652</text:p>
          </table:table-cell>
          <table:table-cell table:formula="of:=[.K15]*[.G15]/[.H15]" office:value-type="float" office:value="0.565217391304348" calcext:value-type="float">
            <text:p>0,565217391304348</text:p>
          </table:table-cell>
          <table:table-cell table:formula="of:=([.F15]*[.G15]*[.K15]*([.H15]-[.K15]))/([.H15]^2*([.H15]-1))" office:value-type="float" office:value="0.245746691871456" calcext:value-type="float">
            <text:p>0,2457466918714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5]+[.P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F15]-[.I15]-[.O15]" office:value-type="float" office:value="9" calcext:value-type="float">
            <text:p>9</text:p>
          </table:table-cell>
          <table:table-cell table:formula="of:=[.G15]-[.J15]-[.P15]" office:value-type="float" office:value="13" calcext:value-type="float">
            <text:p>13</text:p>
          </table:table-cell>
          <table:table-cell table:formula="of:=[.H15]-[.K15]-[.Q15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16]+[.J16]" office:value-type="float" office:value="2" calcext:value-type="float">
            <text:p>2</text:p>
          </table:table-cell>
          <table:table-cell table:formula="of:=[.K16]*[.F16]/[.H16]" office:value-type="float" office:value="0.818181818181818" calcext:value-type="float">
            <text:p>0,818181818181818</text:p>
          </table:table-cell>
          <table:table-cell table:formula="of:=[.K16]*[.G16]/[.H16]" office:value-type="float" office:value="1.18181818181818" calcext:value-type="float">
            <text:p>1,18181818181818</text:p>
          </table:table-cell>
          <table:table-cell table:formula="of:=([.F16]*[.G16]*[.K16]*([.H16]-[.K16]))/([.H16]^2*([.H16]-1))" office:value-type="float" office:value="0.460448642266824" calcext:value-type="float">
            <text:p>0,4604486422668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6]+[.P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F16]-[.I16]-[.O16]" office:value-type="float" office:value="7" calcext:value-type="float">
            <text:p>7</text:p>
          </table:table-cell>
          <table:table-cell table:formula="of:=[.G16]-[.J16]-[.P16]" office:value-type="float" office:value="13" calcext:value-type="float">
            <text:p>13</text:p>
          </table:table-cell>
          <table:table-cell table:formula="of:=[.H16]-[.K16]-[.Q16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7]+[.J17]" office:value-type="float" office:value="1" calcext:value-type="float">
            <text:p>1</text:p>
          </table:table-cell>
          <table:table-cell table:formula="of:=[.K17]*[.F17]/[.H17]" office:value-type="float" office:value="0.35" calcext:value-type="float">
            <text:p>0,35</text:p>
          </table:table-cell>
          <table:table-cell table:formula="of:=[.K17]*[.G17]/[.H17]" office:value-type="float" office:value="0.65" calcext:value-type="float">
            <text:p>0,65</text:p>
          </table:table-cell>
          <table:table-cell table:formula="of:=([.F17]*[.G17]*[.K17]*([.H17]-[.K17]))/([.H17]^2*([.H17]-1))" office:value-type="float" office:value="0.2275" calcext:value-type="float">
            <text:p>0,22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7]+[.P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F17]-[.I17]-[.O17]" office:value-type="float" office:value="7" calcext:value-type="float">
            <text:p>7</text:p>
          </table:table-cell>
          <table:table-cell table:formula="of:=[.G17]-[.J17]-[.P17]" office:value-type="float" office:value="12" calcext:value-type="float">
            <text:p>12</text:p>
          </table:table-cell>
          <table:table-cell table:formula="of:=[.H17]-[.K17]-[.Q17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18]+[.J18]" office:value-type="float" office:value="1" calcext:value-type="float">
            <text:p>1</text:p>
          </table:table-cell>
          <table:table-cell table:formula="of:=[.K18]*[.F18]/[.H18]" office:value-type="float" office:value="0.368421052631579" calcext:value-type="float">
            <text:p>0,368421052631579</text:p>
          </table:table-cell>
          <table:table-cell table:formula="of:=[.K18]*[.G18]/[.H18]" office:value-type="float" office:value="0.631578947368421" calcext:value-type="float">
            <text:p>0,631578947368421</text:p>
          </table:table-cell>
          <table:table-cell table:formula="of:=([.F18]*[.G18]*[.K18]*([.H18]-[.K18]))/([.H18]^2*([.H18]-1))" office:value-type="float" office:value="0.232686980609418" calcext:value-type="float">
            <text:p>0,2326869806094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8]+[.P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F18]-[.I18]-[.O18]" office:value-type="float" office:value="6" calcext:value-type="float">
            <text:p>6</text:p>
          </table:table-cell>
          <table:table-cell table:formula="of:=[.G18]-[.J18]-[.P18]" office:value-type="float" office:value="12" calcext:value-type="float">
            <text:p>12</text:p>
          </table:table-cell>
          <table:table-cell table:formula="of:=[.H18]-[.K18]-[.Q1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19]+[.J19]" office:value-type="float" office:value="1" calcext:value-type="float">
            <text:p>1</text:p>
          </table:table-cell>
          <table:table-cell table:formula="of:=[.K19]*[.F19]/[.H19]" office:value-type="float" office:value="0.333333333333333" calcext:value-type="float">
            <text:p>0,333333333333333</text:p>
          </table:table-cell>
          <table:table-cell table:formula="of:=[.K19]*[.G19]/[.H19]" office:value-type="float" office:value="0.666666666666667" calcext:value-type="float">
            <text:p>0,666666666666667</text:p>
          </table:table-cell>
          <table:table-cell table:formula="of:=([.F19]*[.G19]*[.K19]*([.H19]-[.K19]))/([.H19]^2*([.H19]-1))" office:value-type="float" office:value="0.222222222222222" calcext:value-type="float">
            <text:p>0,22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9]+[.P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F19]-[.I19]-[.O19]" office:value-type="float" office:value="5" calcext:value-type="float">
            <text:p>5</text:p>
          </table:table-cell>
          <table:table-cell table:formula="of:=[.G19]-[.J19]-[.P19]" office:value-type="float" office:value="12" calcext:value-type="float">
            <text:p>12</text:p>
          </table:table-cell>
          <table:table-cell table:formula="of:=[.H19]-[.K19]-[.Q19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0]+[.J20]" office:value-type="float" office:value="1" calcext:value-type="float">
            <text:p>1</text:p>
          </table:table-cell>
          <table:table-cell table:formula="of:=[.K20]*[.F20]/[.H20]" office:value-type="float" office:value="0.294117647058823" calcext:value-type="float">
            <text:p>0,294117647058823</text:p>
          </table:table-cell>
          <table:table-cell table:formula="of:=[.K20]*[.G20]/[.H20]" office:value-type="float" office:value="0.705882352941176" calcext:value-type="float">
            <text:p>0,705882352941176</text:p>
          </table:table-cell>
          <table:table-cell table:formula="of:=([.F20]*[.G20]*[.K20]*([.H20]-[.K20]))/([.H20]^2*([.H20]-1))" office:value-type="float" office:value="0.207612456747405" calcext:value-type="float">
            <text:p>0,2076124567474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20]+[.P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F20]-[.I20]-[.O20]" office:value-type="float" office:value="5" calcext:value-type="float">
            <text:p>5</text:p>
          </table:table-cell>
          <table:table-cell table:formula="of:=[.G20]-[.J20]-[.P20]" office:value-type="float" office:value="11" calcext:value-type="float">
            <text:p>11</text:p>
          </table:table-cell>
          <table:table-cell table:formula="of:=[.H20]-[.K20]-[.Q20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21]+[.J21]" office:value-type="float" office:value="1" calcext:value-type="float">
            <text:p>1</text:p>
          </table:table-cell>
          <table:table-cell table:formula="of:=[.K21]*[.F21]/[.H21]" office:value-type="float" office:value="0.3125" calcext:value-type="float">
            <text:p>0,3125</text:p>
          </table:table-cell>
          <table:table-cell table:formula="of:=[.K21]*[.G21]/[.H21]" office:value-type="float" office:value="0.6875" calcext:value-type="float">
            <text:p>0,6875</text:p>
          </table:table-cell>
          <table:table-cell table:formula="of:=([.F21]*[.G21]*[.K21]*([.H21]-[.K21]))/([.H21]^2*([.H21]-1))" office:value-type="float" office:value="0.21484375" calcext:value-type="float">
            <text:p>0,21484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21]+[.P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F21]-[.I21]-[.O21]" office:value-type="float" office:value="4" calcext:value-type="float">
            <text:p>4</text:p>
          </table:table-cell>
          <table:table-cell table:formula="of:=[.G21]-[.J21]-[.P21]" office:value-type="float" office:value="11" calcext:value-type="float">
            <text:p>11</text:p>
          </table:table-cell>
          <table:table-cell table:formula="of:=[.H21]-[.K21]-[.Q21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2]+[.J22]" office:value-type="float" office:value="1" calcext:value-type="float">
            <text:p>1</text:p>
          </table:table-cell>
          <table:table-cell table:formula="of:=[.K22]*[.F22]/[.H22]" office:value-type="float" office:value="0.266666666666667" calcext:value-type="float">
            <text:p>0,266666666666667</text:p>
          </table:table-cell>
          <table:table-cell table:formula="of:=[.K22]*[.G22]/[.H22]" office:value-type="float" office:value="0.733333333333333" calcext:value-type="float">
            <text:p>0,733333333333333</text:p>
          </table:table-cell>
          <table:table-cell table:formula="of:=([.F22]*[.G22]*[.K22]*([.H22]-[.K22]))/([.H22]^2*([.H22]-1))" office:value-type="float" office:value="0.195555555555556" calcext:value-type="float">
            <text:p>0,1955555555555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22]+[.P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F22]-[.I22]-[.O22]" office:value-type="float" office:value="4" calcext:value-type="float">
            <text:p>4</text:p>
          </table:table-cell>
          <table:table-cell table:formula="of:=[.G22]-[.J22]-[.P22]" office:value-type="float" office:value="10" calcext:value-type="float">
            <text:p>10</text:p>
          </table:table-cell>
          <table:table-cell table:formula="of:=[.H22]-[.K22]-[.Q22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3]+[.J23]" office:value-type="float" office:value="1" calcext:value-type="float">
            <text:p>1</text:p>
          </table:table-cell>
          <table:table-cell table:formula="of:=[.K23]*[.F23]/[.H23]" office:value-type="float" office:value="0.285714285714286" calcext:value-type="float">
            <text:p>0,285714285714286</text:p>
          </table:table-cell>
          <table:table-cell table:formula="of:=[.K23]*[.G23]/[.H23]" office:value-type="float" office:value="0.714285714285714" calcext:value-type="float">
            <text:p>0,714285714285714</text:p>
          </table:table-cell>
          <table:table-cell table:formula="of:=([.F23]*[.G23]*[.K23]*([.H23]-[.K23]))/([.H23]^2*([.H23]-1))" office:value-type="float" office:value="0.204081632653061" calcext:value-type="float">
            <text:p>0,2040816326530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23]+[.P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F23]-[.I23]-[.O23]" office:value-type="float" office:value="4" calcext:value-type="float">
            <text:p>4</text:p>
          </table:table-cell>
          <table:table-cell table:formula="of:=[.G23]-[.J23]-[.P23]" office:value-type="float" office:value="9" calcext:value-type="float">
            <text:p>9</text:p>
          </table:table-cell>
          <table:table-cell table:formula="of:=[.H23]-[.K23]-[.Q23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24]+[.J24]" office:value-type="float" office:value="1" calcext:value-type="float">
            <text:p>1</text:p>
          </table:table-cell>
          <table:table-cell table:formula="of:=[.K24]*[.F24]/[.H24]" office:value-type="float" office:value="0.307692307692308" calcext:value-type="float">
            <text:p>0,307692307692308</text:p>
          </table:table-cell>
          <table:table-cell table:formula="of:=[.K24]*[.G24]/[.H24]" office:value-type="float" office:value="0.692307692307692" calcext:value-type="float">
            <text:p>0,692307692307692</text:p>
          </table:table-cell>
          <table:table-cell table:formula="of:=([.F24]*[.G24]*[.K24]*([.H24]-[.K24]))/([.H24]^2*([.H24]-1))" office:value-type="float" office:value="0.21301775147929" calcext:value-type="float">
            <text:p>0,213017751479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24]+[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F24]-[.I24]-[.O24]" office:value-type="float" office:value="3" calcext:value-type="float">
            <text:p>3</text:p>
          </table:table-cell>
          <table:table-cell table:formula="of:=[.G24]-[.J24]-[.P24]" office:value-type="float" office:value="9" calcext:value-type="float">
            <text:p>9</text:p>
          </table:table-cell>
          <table:table-cell table:formula="of:=[.H24]-[.K24]-[.Q2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5]+[.J25]" office:value-type="float" office:value="1" calcext:value-type="float">
            <text:p>1</text:p>
          </table:table-cell>
          <table:table-cell table:formula="of:=[.K25]*[.F25]/[.H25]" office:value-type="float" office:value="0.25" calcext:value-type="float">
            <text:p>0,25</text:p>
          </table:table-cell>
          <table:table-cell table:formula="of:=[.K25]*[.G25]/[.H25]" office:value-type="float" office:value="0.75" calcext:value-type="float">
            <text:p>0,75</text:p>
          </table:table-cell>
          <table:table-cell table:formula="of:=([.F25]*[.G25]*[.K25]*([.H25]-[.K25]))/([.H25]^2*([.H25]-1))" office:value-type="float" office:value="0.1875" calcext:value-type="float">
            <text:p>0,1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25]+[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.F25]-[.I25]-[.O25]" office:value-type="float" office:value="3" calcext:value-type="float">
            <text:p>3</text:p>
          </table:table-cell>
          <table:table-cell table:formula="of:=[.G25]-[.J25]-[.P25]" office:value-type="float" office:value="8" calcext:value-type="float">
            <text:p>8</text:p>
          </table:table-cell>
          <table:table-cell table:formula="of:=[.H25]-[.K25]-[.Q25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26]+[.J26]" office:value-type="float" office:value="1" calcext:value-type="float">
            <text:p>1</text:p>
          </table:table-cell>
          <table:table-cell table:formula="of:=[.K26]*[.F26]/[.H26]" office:value-type="float" office:value="0.272727272727273" calcext:value-type="float">
            <text:p>0,272727272727273</text:p>
          </table:table-cell>
          <table:table-cell table:formula="of:=[.K26]*[.G26]/[.H26]" office:value-type="float" office:value="0.727272727272727" calcext:value-type="float">
            <text:p>0,727272727272727</text:p>
          </table:table-cell>
          <table:table-cell table:formula="of:=([.F26]*[.G26]*[.K26]*([.H26]-[.K26]))/([.H26]^2*([.H26]-1))" office:value-type="float" office:value="0.198347107438017" calcext:value-type="float">
            <text:p>0,198347107438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6]+[.P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F26]-[.I26]-[.O26]" office:value-type="float" office:value="2" calcext:value-type="float">
            <text:p>2</text:p>
          </table:table-cell>
          <table:table-cell table:formula="of:=[.G26]-[.J26]-[.P26]" office:value-type="float" office:value="7" calcext:value-type="float">
            <text:p>7</text:p>
          </table:table-cell>
          <table:table-cell table:formula="of:=[.H26]-[.K26]-[.Q26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7]+[.J27]" office:value-type="float" office:value="1" calcext:value-type="float">
            <text:p>1</text:p>
          </table:table-cell>
          <table:table-cell table:formula="of:=[.K27]*[.F27]/[.H27]" office:value-type="float" office:value="0.222222222222222" calcext:value-type="float">
            <text:p>0,222222222222222</text:p>
          </table:table-cell>
          <table:table-cell table:formula="of:=[.K27]*[.G27]/[.H27]" office:value-type="float" office:value="0.777777777777778" calcext:value-type="float">
            <text:p>0,777777777777778</text:p>
          </table:table-cell>
          <table:table-cell table:formula="of:=([.F27]*[.G27]*[.K27]*([.H27]-[.K27]))/([.H27]^2*([.H27]-1))" office:value-type="float" office:value="0.17283950617284" calcext:value-type="float">
            <text:p>0,172839506172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27]+[.P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F27]-[.I27]-[.O27]" office:value-type="float" office:value="2" calcext:value-type="float">
            <text:p>2</text:p>
          </table:table-cell>
          <table:table-cell table:formula="of:=[.G27]-[.J27]-[.P27]" office:value-type="float" office:value="6" calcext:value-type="float">
            <text:p>6</text:p>
          </table:table-cell>
          <table:table-cell table:formula="of:=[.H27]-[.K27]-[.Q2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8]+[.J28]" office:value-type="float" office:value="1" calcext:value-type="float">
            <text:p>1</text:p>
          </table:table-cell>
          <table:table-cell table:formula="of:=[.K28]*[.F28]/[.H28]" office:value-type="float" office:value="0.25" calcext:value-type="float">
            <text:p>0,25</text:p>
          </table:table-cell>
          <table:table-cell table:formula="of:=[.K28]*[.G28]/[.H28]" office:value-type="float" office:value="0.75" calcext:value-type="float">
            <text:p>0,75</text:p>
          </table:table-cell>
          <table:table-cell table:formula="of:=([.F28]*[.G28]*[.K28]*([.H28]-[.K28]))/([.H28]^2*([.H28]-1))" office:value-type="float" office:value="0.1875" calcext:value-type="float">
            <text:p>0,18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F28]-[.I28]-[.O28]" office:value-type="float" office:value="2" calcext:value-type="float">
            <text:p>2</text:p>
          </table:table-cell>
          <table:table-cell table:formula="of:=[.G28]-[.J28]-[.P28]" office:value-type="float" office:value="5" calcext:value-type="float">
            <text:p>5</text:p>
          </table:table-cell>
          <table:table-cell table:formula="of:=[.H28]-[.K28]-[.Q28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9]+[.J29]" office:value-type="float" office:value="1" calcext:value-type="float">
            <text:p>1</text:p>
          </table:table-cell>
          <table:table-cell table:formula="of:=[.K29]*[.F29]/[.H29]" office:value-type="float" office:value="0.285714285714286" calcext:value-type="float">
            <text:p>0,285714285714286</text:p>
          </table:table-cell>
          <table:table-cell table:formula="of:=[.K29]*[.G29]/[.H29]" office:value-type="float" office:value="0.714285714285714" calcext:value-type="float">
            <text:p>0,714285714285714</text:p>
          </table:table-cell>
          <table:table-cell table:formula="of:=([.F29]*[.G29]*[.K29]*([.H29]-[.K29]))/([.H29]^2*([.H29]-1))" office:value-type="float" office:value="0.204081632653061" calcext:value-type="float">
            <text:p>0,2040816326530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O29]+[.P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F29]-[.I29]-[.O29]" office:value-type="float" office:value="2" calcext:value-type="float">
            <text:p>2</text:p>
          </table:table-cell>
          <table:table-cell table:formula="of:=[.G29]-[.J29]-[.P29]" office:value-type="float" office:value="2" calcext:value-type="float">
            <text:p>2</text:p>
          </table:table-cell>
          <table:table-cell table:formula="of:=[.H29]-[.K29]-[.Q2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0]+[.J30]" office:value-type="float" office:value="1" calcext:value-type="float">
            <text:p>1</text:p>
          </table:table-cell>
          <table:table-cell table:formula="of:=[.K30]*[.F30]/[.H30]" office:value-type="float" office:value="0.5" calcext:value-type="float">
            <text:p>0,5</text:p>
          </table:table-cell>
          <table:table-cell table:formula="of:=[.K30]*[.G30]/[.H30]" office:value-type="float" office:value="0.5" calcext:value-type="float">
            <text:p>0,5</text:p>
          </table:table-cell>
          <table:table-cell table:formula="of:=([.F30]*[.G30]*[.K30]*([.H30]-[.K30]))/([.H30]^2*([.H30]-1))"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30]+[.P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-valo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Log-Rank</text:p>
          </table:table-cell>
          <table:table-cell table:formula="of:=(SUM([.I4:.I30])-SUM([.L4:.L30]))^2" office:value-type="float" office:value="30.7637500294374" calcext:value-type="float">
            <text:p>30,7637500294374</text:p>
          </table:table-cell>
          <table:table-cell table:formula="of:=SUM([.N4:.N30])" office:value-type="float" office:value="8.36650687606237" calcext:value-type="float">
            <text:p>8,36650687606237</text:p>
          </table:table-cell>
          <table:table-cell table:formula="of:=[.K34]/[.L34]" office:value-type="float" office:value="3.67701245993789" calcext:value-type="float">
            <text:p>3,67701245993789</text:p>
          </table:table-cell>
          <table:table-cell office:value-type="float" office:value="0.06" calcext:value-type="float">
            <text:p>0,0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ortanto a um nível de significância de 5%, não rejeita-se a hipótese de que os tratamentos são iguais.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C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3:41:11.3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9T10:31:22.108000000</meta:creation-date>
    <dc:date>2020-05-11T13:47:20.851000000</dc:date>
    <meta:editing-duration>PT32M14S</meta:editing-duration>
    <meta:editing-cycles>5</meta:editing-cycles>
    <meta:generator>LibreOffice/6.3.3.2$Windows_X86_64 LibreOffice_project/a64200df03143b798afd1ec74a12ab50359878ed</meta:generator>
    <meta:document-statistic meta:table-count="1" meta:cell-count="511" meta:object-count="0"/>
  </office:meta>
</office:document-meta>
</file>